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line-height="150%" fo:text-align="end" style:justify-single-word="false" fo:text-indent="0in" style:auto-text-indent="false" style:writing-mode="lr-tb"/>
      <style:text-properties style:font-name="Arial" officeooo:rsid="001c2e59" officeooo:paragraph-rsid="001c2e59"/>
    </style:style>
    <style:style style:name="P2" style:family="paragraph" style:parent-style-name="Standard">
      <style:paragraph-properties fo:margin-left="0in" fo:margin-right="0in" fo:line-height="150%" fo:text-align="center" style:justify-single-word="false" fo:text-indent="0in" style:auto-text-indent="false" style:writing-mode="lr-tb"/>
      <style:text-properties style:font-name="Arial" officeooo:rsid="001c2e59" officeooo:paragraph-rsid="001c2e59"/>
    </style:style>
    <style:style style:name="P3" style:family="paragraph" style:parent-style-name="Standard">
      <style:paragraph-properties fo:margin-left="0in" fo:margin-right="0in" fo:line-height="150%" fo:text-align="start" style:justify-single-word="false" fo:text-indent="0in" style:auto-text-indent="false" style:writing-mode="lr-tb"/>
      <style:text-properties style:font-name="Arial" officeooo:rsid="001c2e59" officeooo:paragraph-rsid="001c2e59"/>
    </style:style>
    <style:style style:name="P4" style:family="paragraph" style:parent-style-name="Standard">
      <style:paragraph-properties fo:margin-left="0in" fo:margin-right="0in" fo:line-height="150%" fo:text-align="start" style:justify-single-word="false" fo:text-indent="0in" style:auto-text-indent="false" style:writing-mode="lr-tb"/>
      <style:text-properties style:font-name="Arial" officeooo:rsid="001c2e59" officeooo:paragraph-rsid="001f258b"/>
    </style:style>
    <style:style style:name="P5" style:family="paragraph" style:parent-style-name="Standard">
      <style:paragraph-properties fo:margin-left="0in" fo:margin-right="0in" fo:line-height="150%" fo:text-align="start" style:justify-single-word="false" fo:text-indent="0in" style:auto-text-indent="false" style:writing-mode="lr-tb"/>
      <style:text-properties style:font-name="Arial" officeooo:rsid="001f258b" officeooo:paragraph-rsid="001f258b"/>
    </style:style>
    <style:style style:name="P6" style:family="paragraph" style:parent-style-name="Standard" style:list-style-name="L1">
      <style:paragraph-properties fo:line-height="150%" fo:text-align="start" style:justify-single-word="false" style:writing-mode="lr-tb"/>
      <style:text-properties style:font-name="Arial" officeooo:rsid="001f6ea1" officeooo:paragraph-rsid="0020160c"/>
    </style:style>
    <style:style style:name="P7" style:family="paragraph" style:parent-style-name="Standard" style:list-style-name="L1">
      <style:paragraph-properties fo:line-height="150%" fo:text-align="start" style:justify-single-word="false" style:writing-mode="lr-tb"/>
      <style:text-properties style:font-name="Arial" officeooo:rsid="004937d8" officeooo:paragraph-rsid="004937d8"/>
    </style:style>
    <style:style style:name="P8" style:family="paragraph" style:parent-style-name="Standard" style:list-style-name="L1">
      <style:paragraph-properties fo:line-height="150%" fo:text-align="start" style:justify-single-word="false" style:writing-mode="lr-tb"/>
      <style:text-properties style:font-name="Arial" officeooo:rsid="001f6ea1" officeooo:paragraph-rsid="001f6ea1"/>
    </style:style>
    <style:style style:name="P9" style:family="paragraph" style:parent-style-name="Standard" style:list-style-name="L1">
      <style:paragraph-properties fo:line-height="150%" fo:text-align="start" style:justify-single-word="false" style:writing-mode="lr-tb"/>
      <style:text-properties style:font-name="Arial" officeooo:rsid="0020160c" officeooo:paragraph-rsid="0020160c"/>
    </style:style>
    <style:style style:name="P10" style:family="paragraph" style:parent-style-name="Standard">
      <style:paragraph-properties fo:line-height="150%" fo:text-align="start" style:justify-single-word="false" style:writing-mode="lr-tb"/>
      <style:text-properties style:font-name="Arial" officeooo:rsid="001f6ea1" officeooo:paragraph-rsid="001f6ea1"/>
    </style:style>
    <style:style style:name="P11" style:family="paragraph" style:parent-style-name="Standard" style:list-style-name="L2">
      <style:paragraph-properties fo:line-height="150%" fo:text-align="start" style:justify-single-word="false" style:writing-mode="lr-tb"/>
      <style:text-properties style:font-name="Arial" officeooo:rsid="001f6ea1" officeooo:paragraph-rsid="001f6ea1"/>
    </style:style>
    <style:style style:name="P12" style:family="paragraph" style:parent-style-name="Standard" style:list-style-name="L2">
      <style:paragraph-properties fo:line-height="150%" fo:text-align="start" style:justify-single-word="false" style:writing-mode="lr-tb"/>
      <style:text-properties style:font-name="Arial" officeooo:rsid="004937d8" officeooo:paragraph-rsid="004937d8"/>
    </style:style>
    <style:style style:name="P13" style:family="paragraph" style:parent-style-name="Standard" style:list-style-name="L2">
      <style:paragraph-properties fo:line-height="150%" fo:text-align="start" style:justify-single-word="false" style:writing-mode="lr-tb"/>
      <style:text-properties style:font-name="Arial" officeooo:rsid="0020160c" officeooo:paragraph-rsid="0020160c"/>
    </style:style>
    <style:style style:name="P14" style:family="paragraph" style:parent-style-name="Standard" style:list-style-name="L3">
      <style:paragraph-properties fo:line-height="150%" fo:text-align="start" style:justify-single-word="false" style:writing-mode="lr-tb"/>
      <style:text-properties style:font-name="Arial" officeooo:rsid="001f258b" officeooo:paragraph-rsid="001f258b"/>
    </style:style>
    <style:style style:name="P15" style:family="paragraph" style:parent-style-name="Standard" style:list-style-name="L3">
      <style:paragraph-properties fo:line-height="150%" fo:text-align="start" style:justify-single-word="false" style:writing-mode="lr-tb"/>
      <style:text-properties style:font-name="Arial" officeooo:rsid="0034e018" officeooo:paragraph-rsid="0034e018"/>
    </style:style>
    <style:style style:name="P16" style:family="paragraph" style:parent-style-name="Standard">
      <style:paragraph-properties fo:line-height="150%" fo:text-align="start" style:justify-single-word="false" style:writing-mode="lr-tb"/>
      <style:text-properties style:font-name="Arial" officeooo:rsid="001f258b" officeooo:paragraph-rsid="001f258b"/>
    </style:style>
    <style:style style:name="P17" style:family="paragraph" style:parent-style-name="Standard" style:list-style-name="L4">
      <style:paragraph-properties fo:line-height="150%" fo:text-align="start" style:justify-single-word="false" style:writing-mode="lr-tb"/>
      <style:text-properties style:font-name="Arial" officeooo:rsid="001f258b" officeooo:paragraph-rsid="001f258b"/>
    </style:style>
    <style:style style:name="P18" style:family="paragraph" style:parent-style-name="Standard">
      <style:paragraph-properties fo:line-height="150%" fo:text-align="start" style:justify-single-word="false" style:writing-mode="lr-tb"/>
      <style:text-properties style:font-name="Arial" officeooo:rsid="0020160c" officeooo:paragraph-rsid="0020160c"/>
    </style:style>
    <style:style style:name="P19" style:family="paragraph" style:parent-style-name="Standard" style:list-style-name="L5">
      <style:paragraph-properties fo:line-height="150%" fo:text-align="start" style:justify-single-word="false" style:writing-mode="lr-tb"/>
      <style:text-properties style:font-name="Arial" officeooo:rsid="003fc027" officeooo:paragraph-rsid="003fc027"/>
    </style:style>
    <style:style style:name="P20" style:family="paragraph" style:parent-style-name="Standard">
      <style:paragraph-properties fo:line-height="150%" fo:text-align="start" style:justify-single-word="false" style:writing-mode="lr-tb"/>
      <style:text-properties style:font-name="Arial" officeooo:rsid="002164c6" officeooo:paragraph-rsid="002164c6"/>
    </style:style>
    <style:style style:name="P21" style:family="paragraph" style:parent-style-name="Standard">
      <style:paragraph-properties fo:line-height="150%" fo:text-align="start" style:justify-single-word="false" style:writing-mode="lr-tb"/>
      <style:text-properties style:font-name="Arial" officeooo:rsid="002904e0" officeooo:paragraph-rsid="002904e0"/>
    </style:style>
    <style:style style:name="P22" style:family="paragraph" style:parent-style-name="Standard">
      <style:paragraph-properties fo:margin-left="0.4925in" fo:line-height="150%" fo:text-align="start" style:justify-single-word="false" fo:text-indent="0in" style:auto-text-indent="false" style:writing-mode="lr-tb"/>
      <style:text-properties style:font-name="Arial" officeooo:rsid="002904e0" officeooo:paragraph-rsid="002904e0"/>
    </style:style>
    <style:style style:name="P23" style:family="paragraph" style:parent-style-name="Standard">
      <style:paragraph-properties fo:margin-left="0.4925in" fo:line-height="150%" fo:text-align="start" style:justify-single-word="false" fo:text-indent="0in" style:auto-text-indent="false" style:writing-mode="lr-tb"/>
      <style:text-properties style:font-name="Arial" officeooo:rsid="0038ee0a" officeooo:paragraph-rsid="003fc027"/>
    </style:style>
    <style:style style:name="P24" style:family="paragraph" style:parent-style-name="Standard">
      <style:paragraph-properties fo:margin-left="0.4925in" fo:line-height="150%" fo:text-align="start" style:justify-single-word="false" fo:text-indent="0in" style:auto-text-indent="false" style:writing-mode="lr-tb"/>
      <style:text-properties style:font-name="Arial" officeooo:rsid="0038ee0a" officeooo:paragraph-rsid="0038ee0a"/>
    </style:style>
    <style:style style:name="P25" style:family="paragraph" style:parent-style-name="Standard">
      <style:paragraph-properties fo:margin-left="0.4925in" fo:line-height="150%" fo:text-align="start" style:justify-single-word="false" fo:text-indent="0in" style:auto-text-indent="false" style:writing-mode="lr-tb"/>
      <style:text-properties style:font-name="Arial" officeooo:rsid="0038ee0a" officeooo:paragraph-rsid="003d734a"/>
    </style:style>
    <style:style style:name="P26" style:family="paragraph" style:parent-style-name="Standard">
      <style:paragraph-properties fo:line-height="150%" fo:text-align="start" style:justify-single-word="false" style:writing-mode="lr-tb"/>
      <style:text-properties style:font-name="Arial" officeooo:rsid="0032d128" officeooo:paragraph-rsid="0032d128"/>
    </style:style>
    <style:style style:name="P27" style:family="paragraph" style:parent-style-name="Standard">
      <style:paragraph-properties fo:margin-left="0.4925in" fo:line-height="150%" fo:text-align="start" style:justify-single-word="false" fo:text-indent="0in" style:auto-text-indent="false" style:writing-mode="lr-tb"/>
      <style:text-properties style:font-name="Arial" officeooo:rsid="0038ee0a" officeooo:paragraph-rsid="0043d9b8"/>
    </style:style>
    <style:style style:name="P28" style:family="paragraph" style:parent-style-name="Standard">
      <style:paragraph-properties fo:margin-left="0.9846in" fo:line-height="150%" fo:text-align="start" style:justify-single-word="false" fo:text-indent="0in" style:auto-text-indent="false" style:writing-mode="lr-tb"/>
      <style:text-properties style:font-name="Arial" officeooo:rsid="0038ee0a" officeooo:paragraph-rsid="0043d9b8"/>
    </style:style>
    <style:style style:name="P29" style:family="paragraph" style:parent-style-name="Standard">
      <style:paragraph-properties fo:line-height="150%" fo:text-align="start" style:justify-single-word="false" style:writing-mode="lr-tb"/>
      <style:text-properties style:font-name="Arial" style:text-underline-style="none" officeooo:rsid="0043d9b8" officeooo:paragraph-rsid="0032d128"/>
    </style:style>
    <style:style style:name="P30" style:family="paragraph" style:parent-style-name="Standard">
      <style:paragraph-properties fo:line-height="150%" fo:text-align="start" style:justify-single-word="false" style:writing-mode="lr-tb"/>
      <style:text-properties style:font-name="Arial" style:text-underline-style="none" officeooo:rsid="0032d128" officeooo:paragraph-rsid="0032d128"/>
    </style:style>
    <style:style style:name="P31" style:family="paragraph" style:parent-style-name="Standard">
      <style:paragraph-properties fo:margin-left="0in" fo:line-height="150%" fo:text-align="start" style:justify-single-word="false" fo:text-indent="0in" style:auto-text-indent="false" style:writing-mode="lr-tb"/>
      <style:text-properties style:font-name="Arial" officeooo:rsid="0032d128" officeooo:paragraph-rsid="0043d9b8"/>
    </style:style>
    <style:style style:name="P32" style:family="paragraph" style:parent-style-name="Standard">
      <style:paragraph-properties fo:margin-left="0in" fo:line-height="150%" fo:text-align="start" style:justify-single-word="false" fo:text-indent="0in" style:auto-text-indent="false" style:writing-mode="lr-tb"/>
      <style:text-properties style:font-name="Arial" officeooo:rsid="0032d128" officeooo:paragraph-rsid="004579db"/>
    </style:style>
    <style:style style:name="P33" style:family="paragraph" style:parent-style-name="Standard">
      <style:paragraph-properties style:writing-mode="lr-tb"/>
    </style:style>
    <style:style style:name="P34" style:family="paragraph" style:parent-style-name="Standard">
      <style:paragraph-properties fo:line-height="150%" fo:text-align="start" style:justify-single-word="false" style:writing-mode="lr-tb"/>
      <style:text-properties style:font-name="Arial" style:text-underline-style="none" officeooo:rsid="0055e8fc" officeooo:paragraph-rsid="0055e8fc"/>
    </style:style>
    <style:style style:name="T1" style:family="text">
      <style:text-properties officeooo:rsid="001f258b"/>
    </style:style>
    <style:style style:name="T2" style:family="text">
      <style:text-properties officeooo:rsid="003111cd"/>
    </style:style>
    <style:style style:name="T3" style:family="text">
      <style:text-properties officeooo:rsid="005393a1"/>
    </style:style>
    <style:style style:name="T4" style:family="text">
      <style:text-properties officeooo:rsid="0020160c"/>
    </style:style>
    <style:style style:name="T5" style:family="text">
      <style:text-properties officeooo:rsid="003f3c63"/>
    </style:style>
    <style:style style:name="T6" style:family="text">
      <style:text-properties officeooo:rsid="003fc027"/>
    </style:style>
    <style:style style:name="T7" style:family="text">
      <style:text-properties officeooo:rsid="0055523b"/>
    </style:style>
    <style:style style:name="T8" style:family="text">
      <style:text-properties officeooo:rsid="0055acd3"/>
    </style:style>
    <style:style style:name="T9" style:family="text">
      <style:text-properties officeooo:rsid="00423904"/>
    </style:style>
    <style:style style:name="T10" style:family="text">
      <style:text-properties officeooo:rsid="0040d762"/>
    </style:style>
    <style:style style:name="T11" style:family="text">
      <style:text-properties officeooo:rsid="00541c7f"/>
    </style:style>
    <style:style style:name="T12" style:family="text">
      <style:text-properties officeooo:rsid="002164c6"/>
    </style:style>
    <style:style style:name="T13" style:family="text">
      <style:text-properties style:text-position="super 58%"/>
    </style:style>
    <style:style style:name="T14" style:family="text">
      <style:text-properties officeooo:rsid="0032d128"/>
    </style:style>
    <style:style style:name="T15" style:family="text">
      <style:text-properties officeooo:rsid="00475420"/>
    </style:style>
    <style:style style:name="T16" style:family="text">
      <style:text-properties fo:font-size="10pt" officeooo:rsid="0038ee0a" style:font-size-asian="10pt" style:font-size-complex="10pt"/>
    </style:style>
    <style:style style:name="T17" style:family="text">
      <style:text-properties fo:font-size="10pt" officeooo:rsid="003fc027" style:font-size-asian="10pt" style:font-size-complex="10pt"/>
    </style:style>
    <style:style style:name="T18" style:family="text">
      <style:text-properties fo:font-size="10pt" style:font-size-asian="10pt" style:font-size-complex="10pt"/>
    </style:style>
    <style:style style:name="T19" style:family="text">
      <style:text-properties fo:font-size="10pt" officeooo:rsid="0043d9b8" style:font-size-asian="10pt" style:font-size-complex="10pt"/>
    </style:style>
    <style:style style:name="T20" style:family="text">
      <style:text-properties fo:font-size="10pt" officeooo:rsid="003d734a" style:font-size-asian="10pt" style:font-size-complex="10pt"/>
    </style:style>
    <style:style style:name="T21" style:family="text">
      <style:text-properties style:text-underline-style="none"/>
    </style:style>
    <style:style style:name="T22" style:family="text">
      <style:text-properties fo:font-size="9pt" style:text-underline-style="none" officeooo:rsid="0043d9b8" style:font-size-asian="9pt" style:font-size-complex="9pt"/>
    </style:style>
    <style:style style:name="T23" style:family="text">
      <style:text-properties fo:font-size="9pt" style:text-underline-style="none" officeooo:rsid="004579db" style:font-size-asian="9pt" style:font-size-complex="9pt"/>
    </style:style>
    <style:style style:name="T24" style:family="text">
      <style:text-properties officeooo:rsid="004aeaa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326 – Advanced Data Management</text:p>
      <text:p text:style-name="P1">Matt Hayes</text:p>
      <text:p text:style-name="P2"/>
      <text:p text:style-name="P2">Task 1: Data Analysis</text:p>
      <text:p text:style-name="P3"/>
      <text:p text:style-name="P3">A.</text:p>
      <text:p text:style-name="P4"><text:tab/><text:span text:style-name="T1">I will be creating a report focused on the store"s rental data, divided into two parts: a detailed report, and a summarized report. The detailed report will showcase individual transactions, including information such as the film’s ID, the staff member who processed the transaction, and rental/return dates. The summarized report will provide an overview of individual staff members performance throughout the month, highlighting their total number of transactions.</text:span></text:p>
      <text:p text:style-name="P4"/>
      <text:p text:style-name="P5">A.1.</text:p>
      <text:p text:style-name="P5"><text:tab/>The following fields will be present in the detailed report:</text:p>
      <text:list text:style-name="L1">
        <text:list-item>
          <text:list>
            <text:list-item>
              <text:list>
                <text:list-item>
                  <text:p text:style-name="P6">staff_id : smallint</text:p>
                </text:list-item>
                <text:list-item>
                  <text:p text:style-name="P7">staff_name : varchar(25)</text:p>
                </text:list-item>
                <text:list-item>
                  <text:p text:style-name="P8">film_id : smallint</text:p>
                </text:list-item>
                <text:list-item>
                  <text:p text:style-name="P9">film_name : varchar(255)</text:p>
                </text:list-item>
                <text:list-item>
                  <text:p text:style-name="P9">rental_rate : decimal(4, 2)</text:p>
                </text:list-item>
                <text:list-item>
                  <text:p text:style-name="P8">rental_date : varchar(10)</text:p>
                </text:list-item>
                <text:list-item>
                  <text:p text:style-name="P9">return_date : varchar(10)</text:p>
                </text:list-item>
                <text:list-item>
                  <text:p text:style-name="P9">rental_length : <text:span text:style-name="T2">varchar(7)</text:span></text:p>
                </text:list-item>
              </text:list>
            </text:list-item>
          </text:list>
        </text:list-item>
      </text:list>
      <text:p text:style-name="P10"><text:tab/>The following fields will be present in the summary report:</text:p>
      <text:list text:style-name="L2">
        <text:list-item>
          <text:p text:style-name="P11">staff_id : smallint</text:p>
        </text:list-item>
        <text:list-item>
          <text:p text:style-name="P12">staff_name : varchar(25)</text:p>
        </text:list-item>
        <text:list-item>
          <text:p text:style-name="P11">month : varchar(10)</text:p>
        </text:list-item>
        <text:list-item>
          <text:p text:style-name="P11">total_rentals : smallint</text:p>
        </text:list-item>
        <text:list-item>
          <text:p text:style-name="P13">total_rental_rate : decimal(<text:span text:style-name="T3">10</text:span>, 2)</text:p>
        </text:list-item>
      </text:list>
      <text:p text:style-name="P4"/>
      <text:p text:style-name="P4"/>
      <text:p text:style-name="P4"/>
      <text:p text:style-name="P4"/>
      <text:p text:style-name="P5"><text:soft-page-break/>A.2.</text:p>
      <text:p text:style-name="P5"><text:tab/>The following data types will be included:</text:p>
      <text:list text:style-name="L3">
        <text:list-item>
          <text:list>
            <text:list-item>
              <text:list>
                <text:list-item>
                  <text:p text:style-name="P14">Integer: smallint, decimal (4, 2), <text:span text:style-name="T4">decimal (6, 2)</text:span></text:p>
                </text:list-item>
                <text:list-item>
                  <text:p text:style-name="P15">String: text, varchar(10), varchar(255)</text:p>
                </text:list-item>
              </text:list>
            </text:list-item>
          </text:list>
        </text:list-item>
      </text:list>
      <text:p text:style-name="P16"/>
      <text:p text:style-name="P16">A.3.</text:p>
      <text:p text:style-name="P16"><text:tab/>The summarized report will pull entirely from the detailed report, and the detailed report will pull from the following tables:</text:p>
      <text:list text:style-name="L4">
        <text:list-item>
          <text:p text:style-name="P17">Rental</text:p>
        </text:list-item>
        <text:list-item>
          <text:p text:style-name="P17">Film</text:p>
        </text:list-item>
        <text:list-item>
          <text:p text:style-name="P17">Inventory</text:p>
        </text:list-item>
      </text:list>
      <text:p text:style-name="P16"/>
      <text:p text:style-name="P18">A.4.</text:p>
      <text:p text:style-name="P18"><text:tab/><text:span text:style-name="T5">There will be three func</text:span><text:span text:style-name="T6">tions used in these reports </text:span><text:span text:style-name="T7">that transform data </text:span><text:span text:style-name="T8">in some way</text:span><text:span text:style-name="T6">:</text:span></text:p>
      <text:list text:style-name="L5">
        <text:list-item>
          <text:p text:style-name="P19">timeStampToDateConversion</text:p>
          <text:list>
            <text:list-item>
              <text:p text:style-name="P19">This function will convert timestamps into varchar(10) fields <text:span text:style-name="T9">in DD-MM-YYYY format</text:span>, dropping the hours/minutes/seconds. Improves readability by removing unnecessary information.</text:p>
            </text:list-item>
          </text:list>
        </text:list-item>
        <text:list-item>
          <text:p text:style-name="P19">calculateLengthOfRental</text:p>
          <text:list>
            <text:list-item>
              <text:p text:style-name="P19"><text:s/>This will calculate the number of days between the rental date and return date, then append a “d” afterwards. Improves readability by adding an obvious indicator of what the <text:span text:style-name="T10">columns</text:span> values represent.</text:p>
            </text:list-item>
          </text:list>
        </text:list-item>
        <text:list-item>
          <text:p text:style-name="P19">getStaffFullName</text:p>
          <text:list>
            <text:list-item>
              <text:p text:style-name="P19">This will concatenate employees first name and last name together with a space separator. Improves readability by <text:span text:style-name="T10">reducing the number of used columns </text:span><text:span text:style-name="T11">while providing the same information in a familiar format.</text:span></text:p>
            </text:list-item>
          </text:list>
        </text:list-item>
      </text:list>
      <text:p text:style-name="P18"/>
      <text:p text:style-name="P18">A.5.</text:p>
      <text:p text:style-name="P18"><text:tab/>The detailed report can be used to identify trends with individual films, this can be cross referenced with inventory data to determine if additional inventory needs to be purchased for popular films, or if excess inventory can be removed for unpopular films. Additionally, <text:span text:style-name="T12">any emerging </text:span>trends regarding rental length or rental rates may be identified as well.</text:p>
      <text:p text:style-name="P18"><text:soft-page-break/><text:tab/><text:span text:style-name="T12">The summarized report will be focused on individual staff members and can be used to ensure that all employees are meeting any applicable metrics. Any employee significantly exceeding expectations may be identified and considered for career growth opportunities or group training sessions. However, it is also important to consider the context of each employee"s role and the days or hours they worked when viewing this report. An employee who primarily works weekends may have higher numbers than their workday counterparts.</text:span></text:p>
      <text:p text:style-name="P18"/>
      <text:p text:style-name="P20">A.6.</text:p>
      <text:p text:style-name="P20"><text:tab/>This report should be refreshed on the first of each month prior to operating hours. This report should be ran on any previous months data as well. However, any stores exceeding a certain number of weekly rentals may find use in a bi-weekly refresh. If so, this report should be refreshed on the morning of the 1<text:span text:style-name="T13">st</text:span> and 3<text:span text:style-name="T13">rd</text:span> Monday of each month prior to operating hours. </text:p>
      <text:p text:style-name="P20"/>
      <text:p text:style-name="P20"/>
      <text:p text:style-name="P20"/>
      <text:p text:style-name="P21">B.</text:p>
      <text:p text:style-name="P21"><text:tab/><text:span text:style-name="T14">CODE TO PERFORM TRANSFORMATION</text:span><text:span text:style-name="T15">S</text:span><text:span text:style-name="T14"> MENTIONED IN A4</text:span></text:p>
      <text:p text:style-name="P21"/>
      <text:p text:style-name="P22"><text:span text:style-name="Source_20_Text"><text:span text:style-name="T16">CREATE OR REPLACE FUNCTION timestampToDateConversion(full_timestamp TIMESTAMP)</text:span></text:span></text:p>
      <text:p text:style-name="P22"><text:span text:style-name="Source_20_Text"><text:span text:style-name="T16"><text:tab/></text:span></text:span><text:span text:style-name="Source_20_Text"><text:span text:style-name="T17">RETURNS VARCHAR(10) AS $$</text:span></text:span></text:p>
      <text:p text:style-name="P22"><text:span text:style-name="Source_20_Text"><text:span text:style-name="T18"><text:tab/><text:tab/></text:span></text:span><text:span text:style-name="Source_20_Text"><text:span text:style-name="T17">SELECT </text:span></text:span><text:span text:style-name="Source_20_Text"><text:span text:style-name="T19">to_char(full_timestamp::date, ‘MM-DD-YYYY’)::TEXT</text:span></text:span></text:p>
      <text:p text:style-name="P23"><text:span text:style-name="Source_20_Text"><text:span text:style-name="T17"><text:tab/>$$ LANGUAGE sql;</text:span></text:span></text:p>
      <text:p text:style-name="P24"><text:span text:style-name="Source_20_Text"><text:span text:style-name="T18"/></text:span></text:p>
      <text:p text:style-name="P24"><text:span text:style-name="Source_20_Text"><text:span text:style-name="T18">CREATE OR REPLACE FUNCTION calculateLengthOfRental(return_date TIMESTAMP, rental_date TIMESTAMP) </text:span></text:span></text:p>
      <text:p text:style-name="P24"><text:span text:style-name="Source_20_Text"><text:span text:style-name="T18"><text:tab/></text:span></text:span><text:span text:style-name="Source_20_Text"><text:span text:style-name="T17">RETURNS VARCHAR(3) AS $$</text:span></text:span></text:p>
      <text:p text:style-name="P24"><text:span text:style-name="Source_20_Text"><text:span text:style-name="T18"><text:tab/><text:tab/></text:span></text:span><text:span text:style-name="Source_20_Text"><text:span text:style-name="T17">SELECT </text:span></text:span><text:span text:style-name="Source_20_Text"><text:span text:style-name="T18">CONCAT</text:span></text:span><text:span text:style-name="Source_20_Text"><text:span text:style-name="T17">(</text:span></text:span><text:span text:style-name="Source_20_Text"><text:span text:style-name="T18">(return_date::date – rental_date::date)::</text:span></text:span><text:span text:style-name="Source_20_Text"><text:span text:style-name="T17">TEXT</text:span></text:span><text:span text:style-name="Source_20_Text"><text:span text:style-name="T18">, ‘d’)</text:span></text:span></text:p>
      <text:p text:style-name="P23"><text:span text:style-name="Source_20_Text"><text:span text:style-name="T17"><text:tab/>$$ LANGUAGE sql;</text:span></text:span></text:p>
      <text:p text:style-name="P24"><text:span text:style-name="Source_20_Text"><text:span text:style-name="T18"/></text:span></text:p>
      <text:p text:style-name="P25"><text:span text:style-name="Source_20_Text"><text:span text:style-name="T20">CREATE OR REPLACE FUNCTION getStaffFullName(first_name TEXT, last_name TEXT)</text:span></text:span></text:p>
      <text:p text:style-name="P25"><text:span text:style-name="Source_20_Text"><text:span text:style-name="T20"><text:tab/></text:span></text:span><text:span text:style-name="Source_20_Text"><text:span text:style-name="T17">RETURNS VARCHAR(35) AS $$</text:span></text:span></text:p>
      <text:p text:style-name="P25"><text:span text:style-name="Source_20_Text"><text:span text:style-name="T20"><text:tab/><text:tab/></text:span></text:span><text:span text:style-name="Source_20_Text"><text:span text:style-name="T17">SELECT </text:span></text:span><text:span text:style-name="Source_20_Text"><text:span text:style-name="T20">CONCAT(first_name, ‘ ‘, last_name)::</text:span></text:span><text:span text:style-name="Source_20_Text"><text:span text:style-name="T17">TEXT</text:span></text:span></text:p>
      <text:p text:style-name="P23"><text:span text:style-name="Source_20_Text"><text:span text:style-name="T17"><text:tab/>$$ LANGUAGE sql;</text:span></text:span></text:p>
      <text:p text:style-name="P21"/>
      <text:p text:style-name="P21"><text:soft-page-break/></text:p>
      <text:p text:style-name="P26">C.</text:p>
      <text:p text:style-name="P27"><text:span text:style-name="Source_20_Text"><text:span text:style-name="T17"><text:s/></text:span></text:span><text:span text:style-name="Source_20_Text"><text:span text:style-name="T19">CREATE TABLE detailed (</text:span></text:span></text:p>
      <text:p text:style-name="P27"><text:span text:style-name="Source_20_Text"><text:span text:style-name="T19"><text:tab/>staff_id smallint,</text:span></text:span></text:p>
      <text:p text:style-name="P28"><text:span text:style-name="Source_20_Text"><text:span text:style-name="T19">staff_name varchar(25),</text:span></text:span></text:p>
      <text:p text:style-name="P28"><text:span text:style-name="Source_20_Text"><text:span text:style-name="T19">film_id integer,</text:span></text:span></text:p>
      <text:p text:style-name="P28"><text:span text:style-name="Source_20_Text"><text:span text:style-name="T19">film_title varchar(255),</text:span></text:span></text:p>
      <text:p text:style-name="P28"><text:span text:style-name="Source_20_Text"><text:span text:style-name="T19">rental_date varchar(10),</text:span></text:span></text:p>
      <text:p text:style-name="P28"><text:span text:style-name="Source_20_Text"><text:span text:style-name="T19">return_date varchar(10),</text:span></text:span></text:p>
      <text:p text:style-name="P28"><text:span text:style-name="Source_20_Text"><text:span text:style-name="T19">rental_length varchar(3),</text:span></text:span></text:p>
      <text:p text:style-name="P28"><text:span text:style-name="Source_20_Text"><text:span text:style-name="T19">rental_rate numeric(4, 2)</text:span></text:span></text:p>
      <text:p text:style-name="P27"><text:span text:style-name="Source_20_Text"><text:span text:style-name="T19">);</text:span></text:span></text:p>
      <text:p text:style-name="P27"><text:span text:style-name="Source_20_Text"><text:span text:style-name="T19"/></text:span></text:p>
      <text:p text:style-name="P27"><text:span text:style-name="Source_20_Text"><text:span text:style-name="T19"/></text:span></text:p>
      <text:p text:style-name="P27"><text:span text:style-name="Source_20_Text"><text:span text:style-name="T17"><text:s/></text:span></text:span><text:span text:style-name="Source_20_Text"><text:span text:style-name="T19">CREATE TABLE summary (</text:span></text:span></text:p>
      <text:p text:style-name="P27"><text:span text:style-name="Source_20_Text"><text:span text:style-name="T19"><text:tab/>staff_id smallint,</text:span></text:span></text:p>
      <text:p text:style-name="P27"><text:span text:style-name="Source_20_Text"><text:span text:style-name="T19"><text:tab/>month varchar(10),</text:span></text:span></text:p>
      <text:p text:style-name="P27"><text:span text:style-name="Source_20_Text"><text:span text:style-name="T19"><text:tab/>total_rentals smallint,</text:span></text:span></text:p>
      <text:p text:style-name="P27"><text:span text:style-name="Source_20_Text"><text:span text:style-name="T19"><text:tab/>total_rental_rate numeric(6, 2)</text:span></text:span></text:p>
      <text:p text:style-name="P27"><text:span text:style-name="Source_20_Text"><text:span text:style-name="T19">);</text:span></text:span></text:p>
      <text:p text:style-name="P29"><text:tab/></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oft-page-break/><text:span text:style-name="T21"/></text:p>
      <text:p text:style-name="P30">D.</text:p>
      <text:p text:style-name="P31"><text:span text:style-name="Source_20_Text"><text:span text:style-name="T22">INSERT INTO detailed (</text:span></text:span></text:p>
      <text:p text:style-name="P31"><text:span text:style-name="Source_20_Text"><text:span text:style-name="T22"><text:tab/>SELECT</text:span></text:span></text:p>
      <text:p text:style-name="P31"><text:span text:style-name="Source_20_Text"><text:span text:style-name="T22"><text:tab/><text:tab/>rental.staff_id as staff_id,</text:span></text:span></text:p>
      <text:p text:style-name="P31"><text:span text:style-name="Source_20_Text"><text:span text:style-name="T22"><text:tab/><text:tab/>get_staff_full_name(staff.first_name, staff.last_name) as full_name,</text:span></text:span></text:p>
      <text:p text:style-name="P31"><text:span text:style-name="Source_20_Text"><text:span text:style-name="T22"><text:tab/><text:tab/>film.film_id as film_id,</text:span></text:span></text:p>
      <text:p text:style-name="P31"><text:span text:style-name="Source_20_Text"><text:span text:style-name="T22"><text:tab/><text:tab/>film.title as film_title,</text:span></text:span></text:p>
      <text:p text:style-name="P31"><text:span text:style-name="Source_20_Text"><text:span text:style-name="T22"><text:tab/><text:tab/>timestamp_to_date_conversion(rental.rental_date) as rental_date,</text:span></text:span></text:p>
      <text:p text:style-name="P31"><text:span text:style-name="Source_20_Text"><text:span text:style-name="T22"><text:tab/><text:tab/>timestamp_to_date_conversion(rental.return_date) as return_date,</text:span></text:span></text:p>
      <text:p text:style-name="P31"><text:span text:style-name="Source_20_Text"><text:span text:style-name="T22"><text:tab/><text:tab/>calculate_rental_length(rental.return_date, rental.rental_date) as <text:tab/><text:tab/><text:tab/><text:tab/><text:tab/>rental_length,</text:span></text:span></text:p>
      <text:p text:style-name="P31"><text:span text:style-name="T21"><text:tab/><text:tab/></text:span><text:span text:style-name="Source_20_Text"><text:span text:style-name="T22">film.rental_rate as rental_rate</text:span></text:span></text:p>
      <text:p text:style-name="P31"><text:span text:style-name="Source_20_Text"><text:span text:style-name="T22"><text:tab/>FROM</text:span></text:span></text:p>
      <text:p text:style-name="P31"><text:span text:style-name="Source_20_Text"><text:span text:style-name="T22"><text:tab/><text:tab/>rental</text:span></text:span></text:p>
      <text:p text:style-name="P31"><text:span text:style-name="Source_20_Text"><text:span text:style-name="T22"><text:tab/>INNER JOIN</text:span></text:span></text:p>
      <text:p text:style-name="P31"><text:span text:style-name="Source_20_Text"><text:span text:style-name="T22"><text:tab/><text:tab/>inventory ON rental.inventory_id = inventory.inventory_id</text:span></text:span></text:p>
      <text:p text:style-name="P31"><text:span text:style-name="Source_20_Text"><text:span text:style-name="T22"><text:tab/>INNER JOIN</text:span></text:span></text:p>
      <text:p text:style-name="P31"><text:span text:style-name="Source_20_Text"><text:span text:style-name="T22"><text:tab/><text:tab/>film ON inventory.film_id = film.film_id</text:span></text:span></text:p>
      <text:p text:style-name="P31"><text:span text:style-name="Source_20_Text"><text:span text:style-name="T22"><text:tab/>INNER JOIN</text:span></text:span></text:p>
      <text:p text:style-name="P31"><text:span text:style-name="Source_20_Text"><text:span text:style-name="T22"><text:tab/><text:tab/>staff ON rental.staff_id = staff.staff_id</text:span></text:span></text:p>
      <text:p text:style-name="P31"><text:span text:style-name="Source_20_Text"><text:span text:style-name="T22"><text:tab/>WHERE</text:span></text:span></text:p>
      <text:p text:style-name="P31"><text:span text:style-name="Source_20_Text"><text:span text:style-name="T22"><text:tab/><text:tab/>-- </text:span></text:span><text:span text:style-name="Source_20_Text"><text:span text:style-name="T23">COMMENT LINE BELOW -- </text:span></text:span></text:p>
      <text:p text:style-name="P31"><text:span text:style-name="Source_20_Text"><text:span text:style-name="T22"><text:tab/><text:tab/>EXTRACT(MONTH FROM current_timestamp) = EXTRACT(MONTH FROM rental.rental_date)</text:span></text:span></text:p>
      <text:p text:style-name="P31"><text:span text:style-name="Source_20_Text"><text:span text:style-name="T22"><text:tab/><text:tab/>6 = EXTRACT(MONTH FROM rental.rental_date)</text:span></text:span></text:p>
      <text:p text:style-name="P31"><text:span text:style-name="Source_20_Text"><text:span text:style-name="T22"><text:tab/>ORDER BY</text:span></text:span></text:p>
      <text:p text:style-name="P31"><text:span text:style-name="Source_20_Text"><text:span text:style-name="T22"><text:tab/><text:tab/>rental_date, film_title,staff_id</text:span></text:span></text:p>
      <text:p text:style-name="P32"><text:span text:style-name="Source_20_Text"><text:span text:style-name="T23">);</text:span></text:span></text:p>
      <text:p text:style-name="P32"><text:span text:style-name="Source_20_Text"><text:span text:style-name="T23"/></text:span></text:p>
      <text:p text:style-name="P32"><text:span text:style-name="Source_20_Text"><text:span text:style-name="T23"/></text:span></text:p>
      <text:p text:style-name="P30">E.</text:p>
      <text:p text:style-name="P30"><text:tab/>! – <text:span text:style-name="T24">Logic is done in VS Code, need to figure out how triggers work</text:span></text:p>
      <text:p text:style-name="P30"><text:tab/>TRIGGER TO CONTINUOUSLY UPDATE SUMMARY TABLE</text:p>
      <text:p text:style-name="P30"><text:tab/><text:span text:style-name="T9">PROBABLY USE GROUP BY?</text:span></text:p>
      <text:p text:style-name="P26"><text:span text:style-name="T21"/></text:p>
      <text:p text:style-name="P26"><text:span text:style-name="T21"/></text:p>
      <text:p text:style-name="P26"><text:span text:style-name="T21"/></text:p>
      <text:p text:style-name="P26"><text:span text:style-name="T21"/></text:p>
      <text:p text:style-name="P30">F.</text:p>
      <text:p text:style-name="P30"><text:soft-page-break/><text:tab/>STORED PROCEDURE(???) IN TEXT FORMAT TO REFRESH BOTH TABLES</text:p>
      <text:p text:style-name="P30"><text:tab/>THINKING → DROP TABLES THEN REPOPULATE MAYBE?</text:p>
      <text:p text:style-name="P30"/>
      <text:p text:style-name="P33">CREATE PROCEDURE refresh_tables()</text:p>
      <text:p text:style-name="Standard">    AS $$</text:p>
      <text:p text:style-name="Standard">    BEGIN</text:p>
      <text:p text:style-name="Standard">        TRUNCATE TABLE detailed, summary;</text:p>
      <text:p text:style-name="Standard"/>
      <text:p text:style-name="Standard">        INSERT INTO detailed (</text:p>
      <text:p text:style-name="Standard">            SELECT</text:p>
      <text:p text:style-name="Standard">                rental.staff_id as staff_id, </text:p>
      <text:p text:style-name="Standard">                get_staff_full_name(staff.first_name, staff.last_name) as full_name,</text:p>
      <text:p text:style-name="Standard">                film.film_id as film_id,</text:p>
      <text:p text:style-name="Standard">                film.title as film_title,</text:p>
      <text:p text:style-name="Standard">                timestamp_to_date_conversion(rental.rental_date) as rental_date,</text:p>
      <text:p text:style-name="Standard">                timestamp_to_date_conversion(rental.return_date) as return_date, </text:p>
      <text:p text:style-name="Standard">                calculate_rental_length(rental.return_date, rental.rental_date) as rental_length,</text:p>
      <text:p text:style-name="Standard">                film.rental_rate as rental_rate</text:p>
      <text:p text:style-name="Standard">            FROM</text:p>
      <text:p text:style-name="Standard">                rental</text:p>
      <text:p text:style-name="Standard">            INNER JOIN</text:p>
      <text:p text:style-name="Standard">                inventory ON rental.inventory_id = inventory.inventory_id</text:p>
      <text:p text:style-name="Standard">            INNER JOIN</text:p>
      <text:p text:style-name="Standard">                film ON inventory.film_id = film.film_id</text:p>
      <text:p text:style-name="Standard">            INNER JOIN</text:p>
      <text:p text:style-name="Standard">                staff ON rental.staff_id = staff.staff_id</text:p>
      <text:p text:style-name="Standard">            WHERE</text:p>
      <text:p text:style-name="Standard">                -- 6 = EXTRACT(MONTH FROM rental.rental_date)</text:p>
      <text:p text:style-name="Standard">                EXTRACT(MONTH FROM current_timestamp) = EXTRACT(MONTH FROM rental.rental_date)</text:p>
      <text:p text:style-name="Standard">            ORDER BY</text:p>
      <text:p text:style-name="Standard">                rental_date, film_title, staff_id</text:p>
      <text:p text:style-name="Standard">        );</text:p>
      <text:p text:style-name="Standard">        END;</text:p>
      <text:p text:style-name="Standard">        $$ LANGUAGE plpgsql;</text:p>
      <text:p text:style-name="P30"/>
      <text:p text:style-name="P26"><text:span text:style-name="T21"/></text:p>
      <text:p text:style-name="P26"><text:span text:style-name="T21"/></text:p>
      <text:p text:style-name="P26"><text:span text:style-name="T21"/></text:p>
      <text:p text:style-name="P30">*** MAKE SURE TO UPDATE AS THINGS CHANGE!!!!! </text:p>
      <text:p text:style-name="P34">*** CORRECT EXTRACTION DATES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5T14:51:18.210000000</meta:creation-date>
    <dc:date>2024-12-17T21:35:52.913000000</dc:date>
    <meta:editing-duration>PT6H42M43S</meta:editing-duration>
    <meta:editing-cycles>24</meta:editing-cycles>
    <meta:generator>LibreOffice/24.8.3.2$Windows_X86_64 LibreOffice_project/48a6bac9e7e268aeb4c3483fcf825c94556d9f92</meta:generator>
    <meta:document-statistic meta:table-count="0" meta:image-count="0" meta:object-count="0" meta:page-count="6" meta:paragraph-count="140" meta:word-count="839" meta:character-count="6600" meta:non-whitespace-character-count="5462"/>
  </office:meta>
</office:document-meta>
</file>